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4be" officeooo:paragraph-rsid="0017d4be"/>
    </style:style>
    <style:style style:name="T1" style:family="text">
      <style:text-properties officeooo:rsid="0017f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 <text:s/><text:span text:style-name="T1">he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1:36:21.857954956</meta:creation-date>
    <dc:date>2021-02-13T12:09:26.463078676</dc:date>
    <meta:editing-duration>PT33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0" meta:non-whitespace-character-count="8"/>
  </office:meta>
</office:document-meta>
</file>